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fo:color="#000000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fo:color="#000000" style:font-name="Lohit Tamil" fo:font-size="12pt" style:font-size-asian="12pt" style:font-name-complex="Lohit Tamil" style:font-size-complex="12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fo:color="#000000" style:font-name="Lohit Tamil" fo:font-size="12pt" fo:font-weight="bold" style:font-size-asian="12pt" style:font-weight-asian="bold" style:font-name-complex="Lohit Tamil" style:font-size-complex="12pt" style:font-weight-complex="bold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style:use-window-font-color="true" style:font-name="Nimbus Roman No9 L" fo:font-size="12p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cm"/>
          <style:tab-stop style:position="1.958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L1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fo:color="#000000" style:font-name="Lohit Tamil" fo:font-size="12pt" style:font-size-asian="12pt" style:font-name-complex="Lohit Tamil" style:font-size-complex="12pt"/>
    </style:style>
    <style:style style:name="P9" style:family="paragraph" style:parent-style-name="Text_20_body" style:list-style-name="L2">
      <style:paragraph-properties fo:text-align="start" style:justify-single-word="false">
        <style:tab-stops>
          <style:tab-stop style:position="0cm"/>
          <style:tab-stop style:position="1.958cm"/>
        </style:tab-stops>
      </style:paragraph-properties>
      <style:text-properties fo:color="#000000" style:font-name="Lohit Tamil" fo:font-size="12pt" style:font-size-asian="12pt" style:font-name-complex="Lohit Tamil" style:font-size-complex="12pt"/>
    </style:style>
    <style:style style:name="T1" style:family="text">
      <style:text-properties style:font-name="Lohit Tamil" style:font-name-complex="Lohit Tami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அனுமானம்( உப்புத்துணர்தல்) </text:span>Inference</text:p>
      <text:p text:style-name="P3"/>
      <text:p text:style-name="P5">உதாரணங்கள்: </text:p>
      <text:list text:style-name="L1">
        <text:list-item>
          <text:p text:style-name="P8">யானையைப் போல் குட்டி போடுவதால், திமிங்கிலம் ஒரு பாலூட்டி ஆகும்.</text:p>
          <text:p text:style-name="P8"/>
        </text:list-item>
        <text:list-item>
          <text:p text:style-name="P8">கீழ்கண்ட <text:s/>வரிசையின் <text:s/>அடுத்த எண்ணைக் கண்டுபிடிக்கவும்</text:p>
        </text:list-item>
      </text:list>
      <text:p text:style-name="P4"><text:tab/>1,1,2,3,5,8,13........</text:p>
      <text:p text:style-name="P4"/>
      <text:p text:style-name="P5">பயிற்சிகள்:</text:p>
      <text:p text:style-name="P4">பின்வரும் வாதங்களின் அனுமான அடிப்படை <text:s/>அம்சங்களான வ்யாப்தி, ஹேது, மற்றும் ஸாத்யாவைக் கண்டு பிடிக்கவும்</text:p>
      <text:list text:style-name="L2">
        <text:list-item>
          <text:p text:style-name="P9">ஒரு வாகனம் எங்கே பதிவு செய்யப்பட்டுள்ளது என்பதை அதன் பதிவு எண் தகட்டைப் பார்த்தாலே அறிந்து கொள்ளலாம். (அதன் பதிவு எண்ணை தெரிந்து கொள்வது மூலம்). ஏனென்றால் ஒவ்வொரு நகரத்திலும் பதிவு செய்யப்படும் எல்லா <text:s/>வாகனங்களின் பதிவு எண்களின் ஒரு பகுதியாக அந்த நகரத்துக்கான தனியாக ஒரு குறியீட்டு எண் உள்ளது.</text:p>
          <text:p text:style-name="P9"/>
        </text:list-item>
        <text:list-item>
          <text:p text:style-name="P9">ஒருதளம் மேடுபள்ளம் இல்லாமல் சமமாக இருப்பதை அறிய ரசமட்டம் என்ற கருவியைப் பயன்படுத்தலாம். ஒரு தளத்தில் வைக்கும் போது, ரமட்டத்தின் காற்றுக் குமிழி <text:s/>அசையாமல் நின்றால், அந்தத் தளம் முழுமையான சமநிலையில் உள்ளது என்று அறியலாம். </text:p>
          <text:p text:style-name="P9"/>
        </text:list-item>
        <text:list-item>
          <text:p text:style-name="P9">கண்ணாடியில் ஒருவரைப் பார்க்க முடிந்தால், அவரும் உங்களைப் பார்க்க முடியும். ஏனென்றால் ஒளிக்கதிர் ஒரு தளத்தில் படும் கோணம், அது பிரதிபலிக்கும் கோணத்துக்கு சமம்.</text:p>
          <text:p text:style-name="P9"/>
        </text:list-item>
        <text:list-item>
          <text:p text:style-name="P9">நான் ஒரு அறையத் திறந்துப் பார்க்கும்போது, மின்விசிறி மெதுவாக சுழல்வதைக் கண்டேன்(மின்விசிறியின் இயக்கத்தை நிறுத்தும் போது இவ்வாறு நிகழும்). எனவே, சிறிது நேரத்திற்கு முன்பு வேறு யாரோ அந்த அறையில் இருந்திருக்க வேண்டும். (குறிப்பு: மின்விசிறியின் இயக்கப் பொத்தான் அணைக்கப் பட்டிருந்ததால் குறிப்பிடத்தக்க அளவில் காற்று வீசவில்லை)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8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6T08:24:13</dc:date>
    <meta:editing-cycles>21</meta:editing-cycles>
    <meta:editing-duration>PT1H2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57" meta:character-count="1375"/>
  </office:meta>
</office:document-meta>
</file>